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a5d40" officeooo:paragraph-rsid="001a5d4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5d40" officeooo:paragraph-rsid="001a5d4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a5d40" officeooo:paragraph-rsid="001a5d4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dba61" officeooo:paragraph-rsid="001dba61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fo:font-weight="bold" officeooo:rsid="001a5d40" officeooo:paragraph-rsid="001a5d40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4pt" fo:font-weight="bold" officeooo:rsid="0023da8f" officeooo:paragraph-rsid="0023da8f" style:font-size-asian="14pt" style:font-weight-asian="bold" style:font-size-complex="14pt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3pt" fo:font-weight="normal" officeooo:rsid="0023da8f" officeooo:paragraph-rsid="0023da8f" style:font-size-asian="13pt" style:font-weight-asian="normal" style:font-size-complex="13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3pt" fo:font-weight="bold" officeooo:rsid="0023da8f" officeooo:paragraph-rsid="0023da8f" style:font-size-asian="13pt" style:font-weight-asian="bold" style:font-size-complex="13pt" style:font-weight-complex="bold"/>
    </style:style>
    <style:style style:name="P9" style:family="paragraph" style:parent-style-name="Text_20_body" style:list-style-name="L1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ext_20_body" style:list-style-name="L1">
      <style:text-properties fo:font-size="13pt" style:font-size-asian="13pt" style:font-size-complex="13pt"/>
    </style:style>
    <style:style style:name="T1" style:family="text">
      <style:text-properties officeooo:rsid="001dba6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5d40" style:font-weight-asian="bold" style:font-weight-complex="bold"/>
    </style:style>
    <style:style style:name="T4" style:family="text">
      <style:text-properties fo:font-weight="bold" officeooo:rsid="001f1c21" style:font-weight-asian="bold" style:font-weight-complex="bold"/>
    </style:style>
    <style:style style:name="T5" style:family="text">
      <style:text-properties fo:font-weight="bold" officeooo:rsid="002463a9" style:font-weight-asian="bold" style:font-weight-complex="bold"/>
    </style:style>
    <style:style style:name="T6" style:family="text">
      <style:text-properties fo:font-weight="bold" officeooo:rsid="002646ba" style:font-weight-asian="bold" style:font-weight-complex="bold"/>
    </style:style>
    <style:style style:name="T7" style:family="text">
      <style:text-properties fo:font-weight="bold" officeooo:rsid="0028844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a5d40" style:font-weight-asian="normal" style:font-weight-complex="normal"/>
    </style:style>
    <style:style style:name="T10" style:family="text">
      <style:text-properties fo:font-weight="normal" officeooo:rsid="001f1c21" style:font-weight-asian="normal" style:font-weight-complex="normal"/>
    </style:style>
    <style:style style:name="T11" style:family="text">
      <style:text-properties fo:font-weight="normal" officeooo:rsid="002463a9" style:font-weight-asian="normal" style:font-weight-complex="normal"/>
    </style:style>
    <style:style style:name="T12" style:family="text">
      <style:text-properties officeooo:rsid="001f1c21"/>
    </style:style>
    <style:style style:name="T13" style:family="text">
      <style:text-properties officeooo:rsid="00223ed2"/>
    </style:style>
    <style:style style:name="T14" style:family="text">
      <style:text-properties officeooo:rsid="00241bf2"/>
    </style:style>
    <style:style style:name="T15" style:family="text">
      <style:text-properties officeooo:rsid="002646ba"/>
    </style:style>
    <style:style style:name="T16" style:family="text">
      <style:text-properties officeooo:rsid="0023da8f"/>
    </style:style>
    <style:style style:name="T17" style:family="text">
      <style:text-properties officeooo:rsid="002884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E 437 REAL TIME SYSTEM ARCHITECTURES</text:p>
      <text:p text:style-name="P2">HOMEWORK 1 <text:span text:style-name="T14">REPORT</text:span></text:p>
      <text:p text:style-name="P2"/>
      <text:p text:style-name="P3"/>
      <text:p text:style-name="P3"/>
      <text:list xml:id="list301298783" text:style-name="L1">
        <text:list-item>
          <text:p text:style-name="P9">The requirements of your timer, containing constraints and assumptions.</text:p>
          <text:list>
            <text:list-item>
              <text:p text:style-name="P10"><text:span text:style-name="T9">F</text:span><text:span text:style-name="T8">irst of all, to implement this timer class,</text:span><text:span text:style-name="T11"> some necessary</text:span><text:span text:style-name="T8"> </text:span><text:span text:style-name="T2">C++11</text:span><text:span text:style-name="T8"> features </text:span><text:span text:style-name="T11">are used </text:span><text:span text:style-name="T8">for timing,</text:span><text:span text:style-name="T2"> </text:span><text:span text:style-name="T8">synchronous and thread creating.</text:span></text:p>
            </text:list-item>
            <text:list-item>
              <text:p text:style-name="P10"><text:span text:style-name="T9">In order to implement this Timer, I needed to </text:span><text:span text:style-name="T11">create</text:span><text:span text:style-name="T9"> </text:span><text:span text:style-name="T11">a</text:span><text:span text:style-name="T9"> class that is called </text:span><text:span text:style-name="T3">Helper</text:span><text:span text:style-name="T9"> </text:span><text:span text:style-name="T11">for holding necessary parameters of registerTimer functions </text:span><text:span text:style-name="T9">and </text:span><text:span text:style-name="T11">an</text:span><text:span text:style-name="T9"> enum type that is called </text:span><text:span text:style-name="T3">RegisterFunc </text:span><text:span text:style-name="T11">to verify the function type</text:span><text:span text:style-name="T9">. These class and enum type are for help to provide queuing system for the all timers function.</text:span></text:p>
            </text:list-item>
            <text:list-item>
              <text:p text:style-name="P10"><text:span text:style-name="T1">A</text:span>lso I need to use <text:span text:style-name="T5">a </text:span><text:span text:style-name="T2">mutex</text:span>, <text:span text:style-name="T5">a </text:span><text:span text:style-name="T4">condition</text:span><text:span text:style-name="T2"> variable</text:span>, <text:span text:style-name="T5">an </text:span><text:span text:style-name="T2">atomic boolean</text:span> <text:span text:style-name="T2">variabl</text:span><text:span text:style-name="T4">e</text:span><text:span text:style-name="T12"> and </text:span><text:span text:style-name="T4">lock</text:span><text:span text:style-name="T10">/</text:span><text:span text:style-name="T4">notify </text:span><text:span text:style-name="T5">(lock_guard, lock_unique and notify_all)</text:span><text:span text:style-name="T12"> system to avoid from race condition and provide synchronous timer system.</text:span></text:p>
              <text:p text:style-name="P10"/>
            </text:list-item>
          </text:list>
        </text:list-item>
        <text:list-item>
          <text:p text:style-name="P9">The design of the timer.</text:p>
          <text:list>
            <text:list-item>
              <text:p text:style-name="P9"/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list xml:id="list163421809568400" text:continue-numbering="true" text:style-name="L1">
        <text:list-item>
          <text:p text:style-name="P5">How to build and test <text:span text:style-name="T13">the timer</text:span> project?</text:p>
          <text:list>
            <text:list-item>
              <text:p text:style-name="P7">To build the project with, go to the directory that <text:span text:style-name="T2">CmakeList.txt</text:span> file exist, then run the commands:</text:p>
              <text:list>
                <text:list-item>
                  <text:p text:style-name="P8">$cmake .</text:p>
                </text:list-item>
                <text:list-item>
                  <text:p text:style-name="P8">$cmake –build .</text:p>
                  <text:p text:style-name="P8"/>
                </text:list-item>
              </text:list>
            </text:list-item>
            <text:list-item>
              <text:p text:style-name="P7">Then an executable file that is called <text:span text:style-name="T7">timer</text:span> is created, you can run this file with this command:</text:p>
              <text:list>
                <text:list-item>
                  <text:p text:style-name="P8">$./<text:span text:style-name="T17">timer</text:span></text:p>
                  <text:p text:style-name="P8"/>
                </text:list-item>
              </text:list>
            </text:list-item>
            <text:list-item>
              <text:p text:style-name="P7"><text:span text:style-name="T16">T</text:span>o test the project with your test functions, you have to <text:span text:style-name="T2">replace</text:span> the file that <text:span text:style-name="T2">Test_main.cpp</text:span> with yours or add your one into the <text:span text:style-name="T2">CmakeList.txt </text:span>file <text:span text:style-name="T15">if you want to change the main file</text:span>. <text:span text:style-name="T15">Otherwise you can just change the context of the </text:span><text:span text:style-name="T6">Test_main.cpp</text:span><text:span text:style-name="T15"> file with your implementation.</text:span></text:p>
              <text:list>
                <text:list-header>
                  <text:p text:style-name="P6"/>
                </text:list-header>
              </text:list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fo:font-size="13pt" style:font-name-asian="OpenSymbol" style:font-family-asian="OpenSymbol" style:font-charset-asian="x-symbol" style:font-size-asian="11.3500003814697pt" style:font-name-complex="OpenSymbol" style:font-family-complex="OpenSymbol" style:font-charset-complex="x-symbol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00:20:25.837685911</meta:creation-date>
    <dc:date>2019-11-19T16:34:20.125819165</dc:date>
    <meta:editing-duration>PT1H9M25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241" meta:character-count="1359" meta:non-whitespace-character-count="1149"/>
  </office:meta>
</office:document-meta>
</file>